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80f1" officeooo:paragraph-rsid="000af066"/>
    </style:style>
    <style:style style:name="P2" style:family="paragraph" style:parent-style-name="Standard">
      <style:text-properties officeooo:rsid="001f80f1" officeooo:paragraph-rsid="000af066" fo:background-color="#ffff00"/>
    </style:style>
    <style:style style:name="P3" style:family="paragraph" style:parent-style-name="Standard">
      <style:text-properties officeooo:rsid="00923cfd" officeooo:paragraph-rsid="000af066" fo:background-color="#ffff00"/>
    </style:style>
    <style:style style:name="T1" style:family="text">
      <style:text-properties fo:font-style="italic" officeooo:rsid="00922fd2" fo:background-color="#ffff00" loext:char-shading-value="0"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officeooo:rsid="00922fd2" style:font-style-asian="italic" style:font-style-complex="italic"/>
    </style:style>
    <style:style style:name="T4" style:family="text">
      <style:text-properties fo:font-style="italic" officeooo:rsid="00923cfd"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Some datasets are easy to add – for example broad land use classifications from the National Land Cover Database, and less vetted non-government equivalents, which undergo annual updates. True, a discrepancy may exist in some cases but overall I think the data will convey the conditions on the ground – but what value add does something as vague as “</text:span><text:span text:style-name="T4">Shrub/Scrub</text:span><text:span text:style-name="T3">” have? Is it worth the risk of the data being mis-mapped from it’s native resolution <text:s/>in the first place? </text:span></text:p>
      <text:p text:style-name="P2"><text:span text:style-name="T3"/></text:p>
      <text:p text:style-name="P3"><text:span text:style-name="T3">O</text:span><text:span text:style-name="T2">n the other hand a proliferation of models based on scarce, opportunistic, ground truthing which seek to classify truly informative vegetation types, all continually updated with the latest Sentinel or Landsat flights, in my experience, have actual out of sample accuracy rates low enough the classes wouldn’t be old enough to drink in most countries. <text:s/></text:span></text:p>
      <text:p text:style-name="P2"><text:span text:style-name="T3"/></text:p>
      <text:p text:style-name="P2"><text:span text:style-name="T3">Equivalently, historic wildfire data are easy to add and annually updated. But they lack clarifying details on the intensity of fires, and their mapping for burns greater than a few decades ago are much more coarse, especially given the proclivity for burn margins to be complex. </text:span></text:p>
      <text:p text:style-name="P2"><text:span text:style-name="T3"/></text:p>
      <text:p text:style-name="P1"><text:span text:style-name="T1">Wetland types, well they are truly well known. But the gradients around a wetland themselves are so finely resolved it’s hard for me to imagine them not trumping these details. While they undergo relatively robust ground truthing and field verification, they do have the opportunity to change rapildy, and truly mapping them requires very large vector data set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0T12:24:49.569657656</meta:creation-date>
    <dc:date>2025-09-20T12:25:32.778318949</dc:date>
    <meta:editing-duration>PT43S</meta:editing-duration>
    <meta:editing-cycles>1</meta:editing-cycles>
    <meta:document-statistic meta:table-count="0" meta:image-count="0" meta:object-count="0" meta:page-count="1" meta:paragraph-count="4" meta:word-count="236" meta:character-count="1466" meta:non-whitespace-character-count="1226"/>
    <meta:generator>LibreOffice/7.3.7.2$Linux_X86_64 LibreOffice_project/30$Build-2</meta:generator>
  </office:meta>
</office:document-meta>
</file>